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One day, during a full moon, when the stars were right. The moon turned red, and blood rained from the sky as the night turned into a crimson color. Strange monsters poured in from another world, and with them came the struggles of the natives of that world against the mad cultists who served the horror-like moon lord. Now they fight in Elysium, among the regular chaos already found present there.”</text:span></text:p>
      <text:p text:style-name="Standard"/>
      <text:p text:style-name="Standard"><text:tab/>Welcome to Meinkraft Stalin's Terraria mod for Conquest of Elysium 4. This is a modular mod that adds a lot of Terraria-based content to Conquest of Elysium 4.</text:p>
      <text:p text:style-name="Standard"/>
      <text:p text:style-name="Standard"><text:tab/>It isn't quite done or balanced yet, but it is a big modding project and while I am working on it, I figured at this point in the mod, it would be a great time to start getting constructive criticism.</text:p>
      <text:p text:style-name="Standard"/>
      <text:p text:style-name="Standard"><text:tab/>You need the Terraria.c4m mod for the other module to work, it just holds data and won't do anything by itself. All of the modules can work with each other, so you can turn them all on (I like to do that for maximum chaos, even if it unbalances things a bit). </text:p>
      <text:p text:style-name="Standard"/>
      <text:p text:style-name="Standard">The modules are </text:p>
      <text:p text:style-name="Standard"/>
      <text:p text:style-name="Standard">Terraria.c4m – This is your main file and must be turned on to use any of the other modules. It contains all of the information for the monsters, weapons, and rituals used in the mod. </text:p>
      <text:p text:style-name="Standard"/>
      <text:p text:style-name="Standard">Terrariaevent.c4m – The main meat of this mod, it contains many events that at the beginning of the game, adds a heavy amount of Terraria mobs to the world, heavily increasing the difficulty.</text:p>
      <text:p text:style-name="Standard"/>
      <text:p text:style-name="Standard">Hallow based mobs are added to ancient forests.</text:p>
      <text:p text:style-name="Standard">Underground and cavern mods are found in Agatha and rarely in mines.</text:p>
      <text:p text:style-name="Standard">Any forest biome enemies in Terraria are found roaming the forests.</text:p>
      <text:p text:style-name="Standard">Aerial monsters like Harpies and Wyvern (Named Arch Wyvern to avoid conflicts with Vanilla Wyvern) are often found in forests and mountains.</text:p>
      <text:p text:style-name="Standard">Many desert enemies are found in the southern regions, just as winter biomes enemies are found in the north regions of COE4.</text:p>
      <text:p text:style-name="Standard">Underworld terraria mobs are added to Inferno.</text:p>
      <text:p text:style-name="Standard">Corruption and Crimson mobs are treated as horrors and added to the void.</text:p>
      <text:p text:style-name="Standard">Various aquatic monsters roam the shores and seas.</text:p>
      <text:p text:style-name="Standard">Terraria Goblins roam almost everywhere in Elysium and are very aggressive and eager to steal your gold income sites. Similarity, frost legion are common in the north.</text:p>
      <text:p text:style-name="Standard">Mimics hide randomly around the world to ambush you. </text:p>
      <text:p text:style-name="Standard">Terraria armor sets are represented as adventurers. They will show up in similar places where you would get the materials for the armor sets in Terriaria (wooden armor adventurers in forests, copper armor doods in coal mines, crimsom/corruption armor in void gateway, that sort of stuff)</text:p>
      <text:p text:style-name="Standard"/>
      <text:p text:style-name="Standard"><text:tab/>Obviously, this makes the game much harder for all classes, and lower-difficulty AI often die to aggressive mobs in the first few turns. The main exception I noted while playtesting are Druids and Troll King. Many of the Terraria mobs are animals, so the Druid often can capture many of them and uses them to help rush ancient forest sites. And the Troll King often isn't bothered by the increased stacks size and can in fact use certain mobs like Mimics (who are prone to having magical loot) to propel himself into being much harder to defeat. </text:p>
      <text:p text:style-name="Standard"/>
      <text:p text:style-name="Standard"><text:tab/>In addition, many of the Terraria mobs and bosses carry a lot of magical items, so there will be <text:soft-page-break/>many more magical items in this world with this event on.</text:p>
      <text:p text:style-name="Standard"/>
      <text:p text:style-name="Standard"><text:tab/>Keep that in mind when you turn this module on.</text:p>
      <text:p text:style-name="Standard"/>
      <text:p text:style-name="Standard">Terrariaeventdefenders.c4m – This mod adds events that add defenders to player 0-15 citadels, dart traps, spike ball and blazing wheels. Because the defenders are added by an event, this mod works with any civ (Even other mods civs) or stacks with other defender mods like homeland security. If the wandering mobs from the above event keep eating everything you know and love, this is a good mod to help defend your citadel from weak stacks.</text:p>
      <text:p text:style-name="Standard"/>
      <text:p text:style-name="Standard">Terrariaexpansion.c4m</text:p>
      <text:p text:style-name="Standard"/>
      <text:p text:style-name="Standard"><text:tab/>This adds various commanders to all of the base classes that interact with the Terraria content. They are expensive, but may often gather resources you do not normally have access to order to use their unique rituals or gimmicks.</text:p>
      <text:p text:style-name="Standard"/>
      <text:p text:style-name="Standard"><text:tab/>Dryad: The Dryad uses herbs and uses tree magic. Her rituals are based in summoning many of the Terraria mobs, removing void gateways (since for the purpose of this mod, void and horrors = corruption and crimson biomes), and restoring forests, jungles and ancient forests if burned down (She cannot counter troll stuff). You get an increased chance of recruiting her by having more temples.</text:p>
      <text:p text:style-name="Standard"><text:tab/></text:p>
      <text:p text:style-name="Standard"><text:tab/>Her first level form focuses in summoning small groups of slimes while collecting herbs.</text:p>
      <text:p text:style-name="Standard"/>
      <text:p text:style-name="Standard"><text:tab/>At second level, she can restore forests and jungles, summon bigger groups of slimes and more powerful type within that same spell, and summon 'rare' animals (meaning, Terraria animals) and Terraria animals within jungles.</text:p>
      <text:p text:style-name="Standard"/>
      <text:p text:style-name="Standard"><text:tab/>At third level, she can restore ancient forests, and summon hallow enemies within those ancient forests, which are expensive, but are very durable or have unusual traits compared to the druid legendary animals. She can also summon the King Slime.</text:p>
      <text:p text:style-name="Standard"/>
      <text:p text:style-name="Standard"><text:tab/>Old Man: The Old Man uses hands of glory, corpses and iron. He mostly interacts with the terraria undead and dungeon mobs and is the most powerful out of the modded classes. He uses dark magic as his spellweapon. You get an increased chance of recruiting him by having more libraries.</text:p>
      <text:p text:style-name="Standard"/>
      <text:p text:style-name="Standard"><text:tab/>At level 1, he can uses hands of glory to summon demon eyes, skeletons and wandering zombies. He also can spend a very small amount of hand of glory and corpses at a site to randomly produce a skeleton or zombie, and uses old battlefield and a lot of time to produce the more useful possessed armor and dark wraiths</text:p>
      <text:p text:style-name="Standard"/>
      <text:p text:style-name="Standard"><text:tab/>At level 2, he can make a controllable noleader commander demon eye to scout, as well as having multiple options (both hands of glory at a labyrinths and corpses anywhere, both require iron) to produce more powerful undead monsters from Terriara (Easy Mode Dungeon Mobs and Easy Mode Underground Undead Mobs). You can also spend 20 iron to put down a stealth trap (blazing wheels and spike ball) on any tile. Useful for defense against independents, spying or trying to pop off the commander of a doomstack if you can predict the pathway of said army.</text:p>
      <text:p text:style-name="Standard"/>
      <text:p text:style-name="Standard"><text:tab/>If you can find a temple, you can use Corrupt Temple to gain Undead Hoplite, a good mid-tier undead unit that likes to sit in the front with pikes, <text:s/>javelin and shield. A line of this and skeleton <text:soft-page-break/>archers can handle most independent stacks with ease, but you may end up destroying the temple.</text:p>
      <text:p text:style-name="Standard"/>
      <text:p text:style-name="Standard"><text:tab/>You also get a free ritual in 'Sense Dungeon' to try and race towards the labyrinth or at least know where it is, if it exists on the map.</text:p>
      <text:p text:style-name="Standard"/>
      <text:p text:style-name="Standard"/>
      <text:p text:style-name="Standard"><text:tab/>At level 3, this is where the fun starts. He can release the curse and turn himself into the clothier , which causes him to forget his ritual, but he acts as a traveling shop (aka, grant you +5 gold and iron). This releasing the curse also summons Skeletron, who has a 75% chance of joining you, or else, he tres to murder you. Even as a clothier and forgetting his rituals, the Clothier can still use level 3 dark magic.</text:p>
      <text:p text:style-name="Standard"/>
      <text:p text:style-name="Standard"><text:tab/>If this does not appeal to you (And I don't blame you), you can break down villages to represent the bloodmoon, which reduces that village and consumes a fair amount of hands of glory to pick a location and dump zombies, skeletons and demon eyes under the special monster faction there.</text:p>
      <text:p text:style-name="Standard"/>
      <text:p text:style-name="Standard"><text:tab/>In addition, on a labyrinths (counts as Terraria dungeon) allows you to summon hardmore dungeon mobs from Terraria. Many of these are powerful commanders that will let you excel greatly during sieges and the upgraded armored bones make for a fine front line against human troops.</text:p>
      <text:p text:style-name="Standard"/>
      <text:p text:style-name="Standard"><text:tab/>If you cannot find a labyrinths or one does not exist, you can also consume an old battlefield to obtain hardmode dungeon mobs.</text:p>
      <text:p text:style-name="Standard"/>
      <text:p text:style-name="Standard"><text:tab/>As a class, his graveyards produce zombies and skeletons rarely.</text:p>
      <text:p text:style-name="Standard"/>
      <text:p text:style-name="Standard"><text:tab/>Guide: The ever so helpful Guide seeks to annoy all players and help give guidance to adventures. The Guide, when a class, gets a bonus to iron and gold. He has regular troops, but his rituals are based on going to special terrains and summoning groups of wandering stupid adventurers. This often has a chance of destroying the terrain.</text:p>
      <text:p text:style-name="Standard"><text:tab/>Later on, the guide can send the adventurers to certain spots as well (justified by things like tunnelers and secret cavern passageways that the adventurers create). This make the guide very good at economic warfare and map control, but as he cannot control most of his summons and he only has regular troops, he is very vulnerable to doomstacks or people with powerful monsters like the demonlogists and high priestess of baal.</text:p>
      <text:p text:style-name="Standard"/>
      <text:p text:style-name="Standard"><text:tab/>The Guide is attracted by libraries and uses gold and iron for his income. Don't let him open the doors, and be wary of voodoo dolls. </text:p>
      <text:p text:style-name="Standard"/>
      <text:p text:style-name="Standard"><text:tab/>!!WARNING!! - Many of the guides rituals can only target certain sites. The sites that can be targeted are listed in the rituals, BUT, you can still select the wrong tile and get a 'ritual fail' message. That can still end up destroying the tile you are on, so please be careful in selecting a target.</text:p>
      <text:p text:style-name="Standard"/>
      <text:p text:style-name="Standard"><text:tab/>Truffle: He uses witch magic and has a powerful mushroom spear and will explode on enemies who do kill him. He gathers fungi and uses that and corpses for his rituals.</text:p>
      <text:p text:style-name="Standard"/>
      <text:p text:style-name="Standard"><text:tab/>He can convert forests to fungal forests, uses the dead and fungi to make large amounts of zombies quickly, build mushrooms and overtime, summon the mushroom biome troops, or with iron, produce the shroomite hero when in a mine.</text:p>
      <text:p text:style-name="Standard"/>
      <text:p text:style-name="Standard"><text:tab/>When he is a class, mushroom biome creatures will slowly spawn in his fungal forests, making <text:soft-page-break/>him very powerful defensively. His regular recruitment list consist of the expensive shroomite hero, and mushroom zombies and spore zombies (he probably pays a graverobber to get him the bodies needed.)</text:p>
      <text:p text:style-name="Standard"/>
      <text:p text:style-name="Standard">Terrariaexpansionclass.c4m</text:p>
      <text:p text:style-name="Standard"/>
      <text:p text:style-name="Standard"><text:tab/>This adds the various classes described above as their own classes. Is compatible with the other modules. They do not use std troops, but often have troops related to their gimmick (The Old Man uses dungeon and undead mobs for his troops, for example).</text:p>
      <text:p text:style-name="Standard"/>
      <text:p text:style-name="Standard"><text:tab/>With the exception of the Lunatic Cultist, all of the above classes can recruit each other at a very low chance, regardless of whenever the Terrariaexpansion.c4m mod is on or not.</text:p>
      <text:p text:style-name="Standard"/>
      <text:p text:style-name="Standard">Terrariavanillaexpansion.c4m</text:p>
      <text:p text:style-name="Standard"/>
      <text:p text:style-name="Standard"><text:tab/>This adds certain Terraria based interactions directly to the classes, based on certain compatibles and synergies with those classes, rather than allowing access to Terraria mobs and rituals through the general classes above for everyone. Still compatible however.</text:p>
      <text:p text:style-name="Standard"/>
      <text:p text:style-name="Standard"><text:tab/>Baron - ??</text:p>
      <text:p text:style-name="Standard"><text:tab/>Necromancer and gains rituals to summon Terraria undead mobs.</text:p>
      <text:p text:style-name="Standard"><text:tab/>Demonlogists gain access to rituals that allow summoning of underworld based mobs.</text:p>
      <text:p text:style-name="Standard"><text:tab/>Witch – gains access to rituals to summon poison resistant slimes out of swamps.</text:p>
      <text:p text:style-name="Standard"><text:tab/>Priestess - ??</text:p>
      <text:p text:style-name="Standard"><text:tab/>Bakemono - ??</text:p>
      <text:p text:style-name="Standard"><text:tab/>Barbarian - ??</text:p>
      <text:p text:style-name="Standard"><text:tab/>Senator - ??</text:p>
      <text:p text:style-name="Standard"><text:tab/>Pale One – ??</text:p>
      <text:p text:style-name="Standard"><text:tab/>Druid gets access to rituals that summon Terraria animal and hallow mobs.</text:p>
      <text:p text:style-name="Standard"><text:tab/>Hoburg - ??</text:p>
      <text:p text:style-name="Standard"><text:tab/>Warlock – ??</text:p>
      <text:p text:style-name="Standard"><text:tab/>Priest King - ??</text:p>
      <text:p text:style-name="Standard"><text:tab/>Troll King gets offers of Terraria Goblins mercs.</text:p>
      <text:p text:style-name="Standard"><text:tab/>Enchanter – Can create Mimics, Dungeon Traps and Mech Bosses.</text:p>
      <text:p text:style-name="Standard"><text:tab/>High Cultists gain access to the rituals that allow summoning of corruption and crimson mobs on void gateways.</text:p>
      <text:p text:style-name="Standard"><text:tab/>Dwarf Queen - ??</text:p>
      <text:p text:style-name="Standard"><text:tab/>Voice of El - ??</text:p>
      <text:p text:style-name="Standard"><text:tab/>Illusionist - ??<text:tab/></text:p>
      <text:p text:style-name="Standard"><text:tab/>Markgrav gains rituals to summon Terraria undead mobs.</text:p>
      <text:p text:style-name="Standard"><text:tab/></text:p>
      <text:p text:style-name="Standard"><text:tab/>To do List</text:p>
      <text:p text:style-name="Standard"/>
      <text:p text:style-name="Standard"><text:tab/>Add many more terraria monsters and npc/class</text:p>
      <text:p text:style-name="Standard"><text:tab/>Fixing Descriptions and Sprites on many monsters. </text:p>
      <text:p text:style-name="Standard"><text:tab/>Adding unique weapons.</text:p>
      <text:p text:style-name="Standard"><text:tab/>Balancing</text:p>
      <text:p text:style-name="Standard"><text:tab/>Many many weapon fixes, espically on sound and look effect.</text:p>
      <text:p text:style-name="Standard"/>
      <text:p text:style-name="Standard"><text:soft-page-break/><text:tab/>Download</text:p>
      <text:p text:style-name="Standard"/>
      <text:p text:style-name="Standard"><text:tab/>http://www.mediafire.com/download/lae308bv04xvv7t/Terraria_Mod_v1.02.7z</text:p>
      <text:p text:style-name="Standard"/>
      <text:p text:style-name="Standard"><text:tab/>Changelog</text:p>
      <text:p text:style-name="Standard"/>
      <text:p text:style-name="Standard"><text:tab/>1.3</text:p>
      <text:p text:style-name="Standard"/>
      <text:p text:style-name="Standard"><text:tab/>Added Terrariaeventdefenders.c4m</text:p>
      <text:p text:style-name="Standard"><text:tab/>Made spawnmon monsters instead summon them in battle instead (as it is not fun to run into a king slime with 50 friends).</text:p>
      <text:p text:style-name="Standard"><text:tab/>Adjusting the terrain where some mobs spawned in Terraria event, to make them less common or to fix the issues of spawning in the void for the north/south monsters</text:p>
      <text:p text:style-name="Standard"><text:tab/>Fixed some rituals with Dryad and generally buffed her rituals, made her regrowth rituals free so that herbs are not wasted trying to get proper summoning rituals. Gave her dryad's blessing as well.</text:p>
      <text:p text:style-name="Standard"><text:tab/>Fixed trap spell on Old Man to be slightly cheaper and to also now summon dart traps.</text:p>
      <text:p text:style-name="Standard"><text:tab/>Guide now has level 3 rituals. These rituals are based on summoning other Terraria npcs in certain places, that provide various small minor services. Goblin Tinkerers can boost armor for example. This is to give the Guide an actual end-game, and an alternative path to just spamming weak wandering armored idiots everywhere.</text:p>
      <text:p text:style-name="Standard"><text:tab/>Guide rituals no longer spend resources except for the raid resources, they instead take a high ap cost (usually 3 turns) and still carry the risk of terraria destruction. The mine raid rituals can now target any mine.</text:p>
      <text:p text:style-name="Standard"><text:tab/>Old man craft undead was made more useful. Added a level 1 ritual that lets him spend 3 AP and one hand of glory/iron to make a possessed armor on an old battlefield. Graveyards now produce skeletons and zombies for the old man class. (Not if another class buys one). Slightly reduced the iron cost of some of his recruits (as skeleton archers, while good, are not worth 10 iron. 5 is better). Reduced his lesser ritual mastery to 10.</text:p>
      <text:p text:style-name="Standard"><text:tab/>Added the Skull Doctor. He is currently unfinished and doens't have a description yet.</text:p>
      <text:p text:style-name="Standard"/>
      <text:p text:style-name="Standard"><text:tab/>1.2</text:p>
      <text:p text:style-name="Standard"><text:tab/>Realized I had an obsession with combining fast and flying and purged it with liberal use of a hammer. Removed fast off of all flying creatures.</text:p>
      <text:p text:style-name="Standard"><text:tab/>Added Truffle class and mushroom creatures.</text:p>
      <text:p text:style-name="Standard"><text:tab/>Added descriptions to many creatures, as well as come up with a overall story idea, with the terraria world being linked to Elysium via the various moon and world-traveling shenanigans in Terraria. Many new and updated descriptions will start reflecting this idea of the terraria stuff being invaders from another world and of the Lunatic Cultist being the 'main bad guy' responsible for such things.</text:p>
      <text:p text:style-name="Standard"><text:tab/>Fixed guns of hardmode dungeon mobs like skeleton snipers to be mundane.</text:p>
      <text:p text:style-name="Standard"/>
      <text:p text:style-name="Standard"><text:tab/>1.1</text:p>
      <text:p text:style-name="Standard"><text:tab/>Fixed Demonlogist Underworld Binding.</text:p>
      <text:p text:style-name="Standard"><text:tab/>Added Guide (He isn't done yet)</text:p>
      <text:p text:style-name="Standard"><text:tab/>Finished Hardmode Dungeon Mobs and gave Old Man rituals to summon them. Changed the Old Man rituals to better use labyrinths, old battlefields and villages and removed or redid a few useless rituals.</text:p>
      <text:p text:style-name="Standard"><text:tab/>Reduced a few mobs stats and fixed a few mobs abilities (such as Enchanted Sword fireshield, which they shouldn't get. It seems affres is bugged.). Slightly buffed Armored Skeletons.</text:p>
      <text:p text:style-name="Standard"><text:soft-page-break/><text:tab/>Moved Skeletron's spawn back to the labyrinth, since that is our 'dungeon' for the purpose of this mod.</text:p>
      <text:p text:style-name="Standard"/>
      <text:list xml:id="list6020182707967822376" text:style-name="L1">
        <text:list-item>
          <text:list>
            <text:list-item>
              <text:p text:style-name="P1">: First version released on Steam!</text:p>
            </text:list-item>
          </text:list>
        </text:list-item>
      </text:list>
      <text:p text:style-name="Standard"><text:tab/></text:p>
      <text:p text:style-name="Standard"><text:tab/>Other Information</text:p>
      <text:p text:style-name="Standard"/>
      <text:p text:style-name="Standard"><text:tab/>Q: Why are some monsters that are named one thing in Terraria named differently here?</text:p>
      <text:p text:style-name="Standard"><text:tab/>A: If the monster share a name with an existing mob in Conquest of Elysium 4, I changed the name of the creature being modded in from Terraria to something similar. The current list of this happening is (Werewolf = Lycathrope, Wvyern = Arch Wyvern, Wraith = Dark Wraith, Paladin = UndeadPaladin)</text:p>
      <text:p text:style-name="Standard"/>
      <text:p text:style-name="Standard"><text:tab/>Q: Can I use or improve upon this mod?</text:p>
      <text:p text:style-name="Standard"><text:tab/>A: Yeah, I don't mind if anyone were to take this mod and release it anywhere else, or to take it, modify it, improve it and release it again, or to use it to help themselves understand how to make a mod.</text:p>
      <text:p text:style-name="Standard"/>
      <text:p text:style-name="Standard"><text:tab/>Q: Will this work with other mods?</text:p>
      <text:p text:style-name="Standard"><text:tab/>A: I intend to do more mods after I finish this one, whenever that may be, and I would like for it to be as compatible with as many other mods as possible. So let me know if you got a mod that breaks with my mod and if there is anything I can do to ease compatibility issues.</text:p>
      <text:p text:style-name="Standard"/>
      <text:p text:style-name="Standard"><text:tab/>Q: What OS do you use?</text:p>
      <text:p text:style-name="Standard"><text:tab/>A: I been modding and using Windows. So if I am messing up things for the linux players, just let me know how I can fix it.</text:p>
      <text:p text:style-name="Standard"/>
      <text:p text:style-name="Standard"><text:tab/>Legal Mumbo Jumbo</text:p>
      <text:p text:style-name="Standard"><text:tab/>Terraria is property of Relogic and Relogic has nothing to do with this unofficial modification <text:s/>to Conquest of Elysium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5T01:31:57.56</meta:creation-date>
    <meta:editing-duration>P18DT4H4M46S</meta:editing-duration>
    <meta:editing-cycles>35</meta:editing-cycles>
    <meta:generator>OpenOffice/4.1.2$Win32 OpenOffice.org_project/412m3$Build-9782</meta:generator>
    <dc:date>2016-08-24T10:57:35.16</dc:date>
    <meta:document-statistic meta:table-count="0" meta:image-count="0" meta:object-count="0" meta:page-count="6" meta:paragraph-count="115" meta:word-count="2703" meta:character-count="15576"/>
  </office:meta>
</office:document-meta>
</file>